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101f95" officeooo:paragraph-rsid="00101f95"/>
    </style:style>
    <style:style style:name="P2" style:family="paragraph" style:parent-style-name="Standard">
      <style:paragraph-properties fo:text-align="justify" style:justify-single-word="false"/>
      <style:text-properties officeooo:rsid="001200fa" officeooo:paragraph-rsid="001200fa"/>
    </style:style>
    <style:style style:name="P3" style:family="paragraph" style:parent-style-name="Standard">
      <style:paragraph-properties fo:text-align="justify" style:justify-single-word="false"/>
      <style:text-properties officeooo:rsid="001200fa" officeooo:paragraph-rsid="00129d21"/>
    </style:style>
    <style:style style:name="P4" style:family="paragraph" style:parent-style-name="Standard">
      <style:paragraph-properties fo:text-align="justify" style:justify-single-word="false"/>
      <style:text-properties officeooo:rsid="00129d21" officeooo:paragraph-rsid="00129d21"/>
    </style:style>
    <style:style style:name="P5" style:family="paragraph" style:parent-style-name="Standard">
      <style:paragraph-properties fo:text-align="justify" style:justify-single-word="false"/>
      <style:text-properties fo:font-weight="bold" officeooo:rsid="00101f95" officeooo:paragraph-rsid="00101f95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weight="bold" officeooo:rsid="001200fa" officeooo:paragraph-rsid="00129d21" style:font-weight-asian="bold" style:font-weight-complex="bold"/>
    </style:style>
    <style:style style:name="P7" style:family="paragraph" style:parent-style-name="Standard">
      <style:paragraph-properties fo:text-align="justify" style:justify-single-word="false"/>
      <style:text-properties fo:font-weight="bold" officeooo:rsid="00129d21" officeooo:paragraph-rsid="00129d21" style:font-weight-asian="bold" style:font-weight-complex="bold"/>
    </style:style>
    <style:style style:name="P8" style:family="paragraph" style:parent-style-name="Standard" style:list-style-name="L1">
      <style:paragraph-properties fo:text-align="justify" style:justify-single-word="false"/>
      <style:text-properties officeooo:rsid="0012c9a5" officeooo:paragraph-rsid="0012c9a5"/>
    </style:style>
    <style:style style:name="T1" style:family="text">
      <style:text-properties officeooo:rsid="00129d21"/>
    </style:style>
    <style:style style:name="T2" style:family="text">
      <style:text-properties officeooo:rsid="0013a11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Cenário</text:p>
      <text:p text:style-name="P1"/>
      <text:p text:style-name="P2">- Agendamento de horário em um salão de beleza, adquirir produtos que são vendidos neste estabelecimento e gerenciamento dos agendamentos pela dona do salão de beleza.</text:p>
      <text:p text:style-name="P2"/>
      <text:p text:style-name="P2">Atores: Luiza Pereira (dona), Clarisse Campos (cliente), <text:span text:style-name="T1">Marina Correa (cliente)</text:span></text:p>
      <text:p text:style-name="P2"/>
      <text:p text:style-name="P3">Luiza Pereira é dona de salão de beleza a seis anos, ela sempre está atualizada sobre as novidades do seu ramo de atuação, seja em lojas ou feiras, ou em sites especializados. Ela tem um grande número de clientes e está a todo tempo agendando horários destes na sua planilha do Excel, porém ela enfrenta problemas com conflitos de horários e quase sempre tem que estar consultando a planilha para verificar se um certo horário está disponível ou não. Luiza possui um e-mail e uma rede social, mas acha que esses meios não são tão eficientes para os agendamentos dos clientes. Ela gostaria ter uma ferramenta <text:span text:style-name="T1">gerenciasse os horários e verificasse a disponibilidade</text:span>. A sua cliente Clarisse Campos sempre utiliza os serviços do salão de beleza e marca com antecedência o seu atendimento. Ela tem sempre <text:span text:style-name="T2">à</text:span> mão os contatos de Luiza, mas nem sempre consegue efetuar ligações devido a eventos externos, como: falta de sinal no celular ou o celular da sua cabeleireira é de outra operadora. <text:span text:style-name="T1">Clarisse não usa o computador com muita frequência, apenas usa a sua rede social e as vezes pesquisa sobre assuntos do seu interesse. Marina também é cliente de Luiza, e além de usar seus serviços, também adquire os produtos que são vendidos no salão. Ela sempre costuma fazer compras online, e gostaria que os produtos de Luiza estivessem disponíveis em um site, pois seria mais fácil de adquirir e efetuar pagamentos, considerando que ela mora distante do salão.</text:span></text:p>
      <text:p text:style-name="P6"/>
      <text:p text:style-name="P7">Análise do cenário</text:p>
      <text:p text:style-name="P4"/>
      <text:p text:style-name="P4">- Pontos problemáticos:</text:p>
      <text:p text:style-name="P4"/>
      <text:list xml:id="list5146050610484008395" text:style-name="L1">
        <text:list-item>
          <text:p text:style-name="P8">Dificuldade no gerenciamento de agendamentos, na questão de verificar e estar sempre anotando os horários;</text:p>
        </text:list-item>
        <text:list-item>
          <text:p text:style-name="P8">Apenas uma forma de vender os produtos (estabelecimento físico);</text:p>
        </text:list-item>
        <text:list-item>
          <text:p text:style-name="P8">Problemas para agendar horários, por parte dos clientes;</text:p>
        </text:list-item>
        <text:list-item>
          <text:p text:style-name="P8">Dificuldade para adquirir os produtos, por morar distante do salão ou para efetuar pagamento;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ana </meta:initial-creator>
    <meta:creation-date>2016-03-20T13:26:28.456377522</meta:creation-date>
    <dc:date>2016-03-20T17:19:13.707216604</dc:date>
    <dc:creator>Jhoanes Freitas</dc:creator>
    <meta:editing-duration>PT8M48S</meta:editing-duration>
    <meta:editing-cycles>3</meta:editing-cycles>
    <meta:generator>LibreOffice/4.3.3.2$Linux_X86_64 LibreOffice_project/430m0$Build-2</meta:generator>
    <meta:document-statistic meta:table-count="0" meta:image-count="0" meta:object-count="0" meta:page-count="1" meta:paragraph-count="10" meta:word-count="339" meta:character-count="2065" meta:non-whitespace-character-count="1740"/>
  </office:meta>
</office:document-meta>
</file>